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normal" style:font-size-asian="12.25pt" style:font-weight-asian="normal" style:font-size-complex="14pt" style:font-weight-complex="normal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andos úteis</text:p>
      <text:p text:style-name="P3"/>
      <text:p text:style-name="P1">Grep =</text:p>
      <text:p text:style-name="P1"/>
      <text:p text:style-name="P1">Find =</text:p>
      <text:p text:style-name="P1"/>
      <text:p text:style-name="P2">free =</text:p>
      <text:p text:style-name="P2"/>
      <text:p text:style-name="P2">strace =</text:p>
      <text:p text:style-name="P2"/>
      <text:p text:style-name="P2">bg =</text:p>
      <text:p text:style-name="P3"/>
      <text:p text:style-name="P2">ps =</text:p>
      <text:p text:style-name="P2"/>
      <text:p text:style-name="P2">who =</text:p>
      <text:p text:style-name="P2"/>
      <text:p text:style-name="P2">top e htop =</text:p>
      <text:p text:style-name="P2"/>
      <text:p text:style-name="P2">kill e killall =</text:p>
      <text:p text:style-name="P2"/>
      <text:p text:style-name="P2">head e tail =</text:p>
      <text:p text:style-name="P2"/>
      <text:p text:style-name="P2">shutdown =</text:p>
      <text:p text:style-name="P2"/>
      <text:p text:style-name="P2">poweroff =</text:p>
      <text:p text:style-name="P2"/>
      <text:p text:style-name="P2">less e more =</text:p>
      <text:p text:style-name="P2"/>
      <text:p text:style-name="P2">cron =</text:p>
      <text:p text:style-name="P2"/>
      <text:p text:style-name="P2">date =</text:p>
      <text:p text:style-name="P2"/>
      <text:p text:style-name="P2">hwclock =</text:p>
      <text:p text:style-name="P2"/>
      <text:p text:style-name="P2">logout =</text:p>
      <text:p text:style-name="P2"/>
      <text:p text:style-name="P2">touch =</text:p>
      <text:p text:style-name="P2"/>
      <text:p text:style-name="P2">apropos =</text:p>
      <text:p text:style-name="P2"/>
      <text:p text:style-name="P2">man =</text:p>
      <text:p text:style-name="P2"/>
      <text:p text:style-name="P2">whatis =</text:p>
      <text:p text:style-name="P2"/>
      <text:p text:style-name="P2"><text:soft-page-break/>--help =</text:p>
      <text:p text:style-name="P2"/>
      <text:p text:style-name="P2">arch =</text:p>
      <text:p text:style-name="P2"/>
      <text:p text:style-name="P2">cat e tac =</text:p>
      <text:p text:style-name="P2"/>
      <text:p text:style-name="P2">usermod =</text:p>
      <text:p text:style-name="P2"/>
      <text:p text:style-name="P2">useradd =</text:p>
      <text:p text:style-name="P2"/>
      <text:p text:style-name="P2">groupadd =</text:p>
      <text:p text:style-name="P2"/>
      <text:p text:style-name="P2">adduser =</text:p>
      <text:p text:style-name="P2"/>
      <text:p text:style-name="P2">groupuser =</text:p>
      <text:p text:style-name="P2"/>
      <text:p text:style-name="P2">echo =</text:p>
      <text:p text:style-name="P2"/>
      <text:p text:style-name="P2">rm =</text:p>
      <text:p text:style-name="P2"/>
      <text:p text:style-name="P2">rmdir =</text:p>
      <text:p text:style-name="P2"/>
      <text:p text:style-name="P2">ln = </text:p>
      <text:p text:style-name="P2"><text:s/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5T09:34:54.398530861</meta:creation-date>
    <dc:date>2021-05-15T17:19:06.856672466</dc:date>
    <meta:editing-duration>PT7H12M31S</meta:editing-duration>
    <meta:editing-cycles>1</meta:editing-cycles>
    <meta:document-statistic meta:table-count="0" meta:image-count="0" meta:object-count="0" meta:page-count="4" meta:paragraph-count="35" meta:word-count="79" meta:character-count="281" meta:non-whitespace-character-count="235"/>
    <meta:generator>LibreOffice/7.1.2.2$Linux_X86_64 LibreOffice_project/10$Build-2</meta:generator>
  </office:meta>
</office:document-meta>
</file>